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2cm" style:rel-column-width="3212*"/>
    </style:style>
    <style:style style:name="Tableau1.B" style:family="table-column">
      <style:table-column-properties style:column-width="10.52cm" style:rel-column-width="5968*"/>
    </style:style>
    <style:style style:name="Tableau1.C" style:family="table-column">
      <style:table-column-properties style:column-width="0.82cm" style:rel-column-width="465*"/>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paragraph-rsid="000c908e"/>
    </style:style>
    <style:style style:name="P2" style:family="paragraph" style:parent-style-name="Standard">
      <style:text-properties officeooo:rsid="000c908e" officeooo:paragraph-rsid="000c908e"/>
    </style:style>
    <style:style style:name="P3" style:family="paragraph" style:parent-style-name="Standard">
      <style:text-properties officeooo:rsid="000e3373" officeooo:paragraph-rsid="000e3373"/>
    </style:style>
    <style:style style:name="P4" style:family="paragraph" style:parent-style-name="Standard">
      <style:text-properties officeooo:paragraph-rsid="000e3373"/>
    </style:style>
    <style:style style:name="P5" style:family="paragraph" style:parent-style-name="Standard">
      <style:text-properties officeooo:rsid="000fd6cf" officeooo:paragraph-rsid="000fd6cf"/>
    </style:style>
    <style:style style:name="P6" style:family="paragraph" style:parent-style-name="Standard">
      <style:text-properties officeooo:rsid="0011b712" officeooo:paragraph-rsid="0011b712"/>
    </style:style>
    <style:style style:name="P7" style:family="paragraph" style:parent-style-name="Standard">
      <style:text-properties officeooo:rsid="00128d0e" officeooo:paragraph-rsid="000e3373"/>
    </style:style>
    <style:style style:name="P8" style:family="paragraph" style:parent-style-name="Standard">
      <style:text-properties officeooo:rsid="00128d0e" officeooo:paragraph-rsid="00128d0e"/>
    </style:style>
    <style:style style:name="P9" style:family="paragraph" style:parent-style-name="Standard">
      <style:text-properties officeooo:rsid="00140805" officeooo:paragraph-rsid="00140805"/>
    </style:style>
    <style:style style:name="P10" style:family="paragraph" style:parent-style-name="Standard">
      <style:text-properties officeooo:rsid="0018814b" officeooo:paragraph-rsid="0018814b"/>
    </style:style>
    <style:style style:name="P11" style:family="paragraph" style:parent-style-name="Standard">
      <style:paragraph-properties fo:text-align="center" style:justify-single-word="false" fo:break-before="page"/>
      <style:text-properties officeooo:rsid="0018814b" officeooo:paragraph-rsid="0018814b"/>
    </style:style>
    <style:style style:name="P12" style:family="paragraph" style:parent-style-name="Table_20_Contents">
      <style:text-properties officeooo:rsid="00128d0e" officeooo:paragraph-rsid="00128d0e"/>
    </style:style>
    <style:style style:name="T1" style:family="text">
      <style:text-properties officeooo:rsid="000c908e"/>
    </style:style>
    <style:style style:name="T2" style:family="text">
      <style:text-properties fo:font-weight="bold" style:font-weight-asian="bold" style:font-weight-complex="bold"/>
    </style:style>
    <style:style style:name="T3" style:family="text">
      <style:text-properties fo:font-weight="bold" officeooo:rsid="000e3373" style:font-weight-asian="bold" style:font-weight-complex="bold"/>
    </style:style>
    <style:style style:name="T4" style:family="text">
      <style:text-properties fo:font-weight="bold" officeooo:rsid="00128d0e" style:font-weight-asian="bold" style:font-weight-complex="bold"/>
    </style:style>
    <style:style style:name="T5" style:family="text">
      <style:text-properties officeooo:rsid="000e3373"/>
    </style:style>
    <style:style style:name="T6" style:family="text">
      <style:text-properties officeooo:rsid="00128d0e"/>
    </style:style>
    <style:style style:name="T7" style:family="text">
      <style:text-properties officeooo:rsid="001596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d.me avec Manu, ce qui me permettra de comprendre </text:p>
      <text:p text:style-name="P1">Compte admin ou employés les identifiants à entrer seront Board ECF 2 </text:p>
      <text:p text:style-name="P1">À FAIRE EN COURS TESTÉ &amp; CLOSE </text:p>
      <text:p text:style-name="P1">réellement le projet et le restituer pour l’orale de Mars 2024 l’adresse e-mail et un mot de passe sécurisé </text:p>
      <text:p text:style-name="Standard"/>
      <text:p text:style-name="P2">Lexique :</text:p>
      <text:p text:style-name="P2"><text:tab/>MCD<text:tab/>Modele conceptuel de donnée</text:p>
      <text:p text:style-name="P2"><text:tab/>MPD<text:tab/>Modèle physique de connée</text:p>
      <text:p text:style-name="P2"><text:tab/>MOT<text:tab/>Modèle organisationnel de traitement.</text:p>
      <text:p text:style-name="P2"><text:tab/><text:span text:style-name="T5">SGBD : Système de gestion de base de donnée</text:span></text:p>
      <text:p text:style-name="P1"><text:span text:style-name="T1"><text:tab/></text:span><text:span text:style-name="T5">SHA1 : </text:span>fonction de cryptographie <text:span text:style-name="T5">(</text:span>Secure Hash Algorithm<text:span text:style-name="T5">) </text:span><text:span text:style-name="T7">https://fr.wikipedia.org/wiki/SHA-1</text:span></text:p>
      <text:p text:style-name="P1"><text:tab/><text:span text:style-name="T6">BDD<text:tab/>base de donnée</text:span></text:p>
      <text:p text:style-name="P2"/>
      <text:p text:style-name="P3">Technologie :</text:p>
      <text:p text:style-name="P3"><text:tab/>PHP : langage de programmation</text:p>
      <text:p text:style-name="P3"><text:tab/>MYSQL : SGBD</text:p>
      <text:p text:style-name="P5"><text:tab/>Apache : Serveur Web</text:p>
      <text:p text:style-name="P3"/>
      <text:p text:style-name="P5">Arborescence des programmes :</text:p>
      <text:p text:style-name="P5"><text:tab/>Pour des raisons de sécurité, seules les pages d’appel via le navigateur client sont sous l’arborescence ‘web’ du projet root visible via l’alias définir au sein du serveur Web ‘Apache’. </text:p>
      <text:p text:style-name="P5">De part, la définition d’un aliais dans un serveur Web quelconque, l’utilisateur Via internet, peut accéder à l’ensemble des fichiers définir par la profondeur du répertoire associé à l’Alias, évidemment pour éviter cela, l’on paramètre alors des directives interdisant au serveur web de visualiser tel ou tel entrée de cette profondeur (sauf que les failles de sécurité existant, nous avons fait en sorte que les fichiers inclus dans les pages NE SOIT PAS dans la visibilité du serveur Web, ainsi pas la peine de se poser la question de restreinte le serveur via des directives ce type : Options +Indexes +FollowSymLinks +MultiViews ….).</text:p>
      <text:p text:style-name="P6">JE NE VEUX PAS que par exemple le fichier ‘bib_connect.php’ qui contient notamment les informations de ‘identifiant’ / ‘mot de passe’ d’accès à la base de donnée puissent quelque soit les procédés visible par le web.</text:p>
      <text:p text:style-name="P5"/>
      <text:p text:style-name="P5"/>
      <text:p text:style-name="Standard"/>
      <text:p text:style-name="P2">Au sein du projet, il y a une gestion des utilisateurs qui sont de 2 types :</text:p>
      <text:p text:style-name="P2">-- Administrateur</text:p>
      <text:p text:style-name="P2">-- Employé </text:p>
      <text:p text:style-name="P2">ce qui implique un type d’utilisateurs que l’on définira comme :</text:p>
      <text:p text:style-name="P2">- A pour Administrateur</text:p>
      <text:p text:style-name="P2">- E pour Employé</text:p>
      <text:p text:style-name="P2"/>
      <text:p text:style-name="P2">En sus, un utilisateur est indiqué comme unique au sein de son identifiant.</text:p>
      <text:p text:style-name="P2"/>
      <text:p text:style-name="P2">Conséquence : </text:p>
      <text:p text:style-name="P2">Dans le modèle (MCD), une table est ainsi crée nommé <text:span text:style-name="T2">Utilisateur</text:span>, avec comme <text:span text:style-name="T5">champ unique le champ </text:span><text:span text:style-name="T3">identifiant</text:span><text:span text:style-name="T5"> que l’on mettra en primary. </text:span></text:p>
      <text:p text:style-name="P2"/>
      <text:p text:style-name="P4"><text:span text:style-name="T5">Il est indiqué que le mot de passe doit être sécurise ce qui implique d’une part qu’un attribut champ doit être crée à savoir </text:span><text:span text:style-name="T3">mdp</text:span><text:span text:style-name="T5">, qui sera donc chiffré, nous allons prendre alors la fonction </text:span><text:span text:style-name="T3">SHA1</text:span><text:span text:style-name="T5"> qui permet de créer un empreinte numérique du texte.</text:span></text:p>
      <text:p text:style-name="P4"><text:soft-page-break/></text:p>
      <text:p text:style-name="P3">Au sein de cette table, nous allons aussi avoir besoin d’information concernant l’utilisateur à savoir le nom, le prenom, adresse, code postal et ville.</text:p>
      <text:p text:style-name="P3"/>
      <text:p text:style-name="P3">Ce qui donne un résultat donnant 3 élements :</text:p>
      <text:p text:style-name="P3">1°) la modélisation de la table ‘<text:span text:style-name="T2">utilisateur’</text:span></text:p>
      <text:p text:style-name="P3">2°) la classe de gestion utilisateurs au niveau du PHP : ‘<text:span text:style-name="T4">classUtilisateur.php</text:span><text:span text:style-name="T6">’</text:span></text:p>
      <text:p text:style-name="P3">3°) la gestion de la table utilisateurs (au sens de la page qui sera visible en gestion par l’utilisateur, en fonction des règles métier d’autorisation à l’affichage et la gestion de cette page ‘<text:span text:style-name="T2">utilisateur.php</text:span>’.</text:p>
      <text:p text:style-name="P3"/>
      <text:p text:style-name="P7"/>
      <text:p text:style-name="P8">Besoin exprimé par le CDC au niveau de la gestion des utilisateurs :</text:p>
      <text:p text:style-name="P8"><text:tab/>Seul l’admin doit pouvoir gerer au sens création / modification / suppression d’un utilisateur</text:p>
      <text:p text:style-name="P8"><text:tab/>Un utilisateur doit pouvoir se connecter au site et faire des actions en fonction de son type d’uilistateur.</text:p>
      <text:p text:style-name="P8"/>
      <text:p text:style-name="P8">Cela implique les méthodes suivantes dans la classe Utilisateur :</text:p>
      <text:p text:style-name="P8"><text:tab/>ajoute </text:p>
      <text:p text:style-name="P8"><text:tab/>modifie</text:p>
      <text:p text:style-name="P8"><text:tab/>supprime</text:p>
      <text:p text:style-name="P8"><text:tab/>getListe</text:p>
      <text:p text:style-name="P8"/>
      <text:p text:style-name="P8"><text:tab/></text:p>
      <table:table table:name="Tableau1" table:style-name="Tableau1">
        <table:table-column table:style-name="Tableau1.A"/>
        <table:table-column table:style-name="Tableau1.B"/>
        <table:table-column table:style-name="Tableau1.C"/>
        <table:table-row>
          <table:table-cell table:style-name="Tableau1.A1" office:value-type="string">
            <text:p text:style-name="P12">Ajout</text:p>
          </table:table-cell>
          <table:table-cell table:style-name="Tableau1.A1" office:value-type="string">
            <text:p text:style-name="P12">Ajoute un utilisateur</text:p>
          </table:table-cell>
          <table:table-cell table:style-name="Tableau1.C1" office:value-type="string">
            <text:p text:style-name="Table_20_Contents"/>
          </table:table-cell>
        </table:table-row>
        <table:table-row>
          <table:table-cell table:style-name="Tableau1.A2" office:value-type="string">
            <text:p text:style-name="P12">Modifie</text:p>
          </table:table-cell>
          <table:table-cell table:style-name="Tableau1.A2" office:value-type="string">
            <text:p text:style-name="P12">Modifie les caractéristiques d’un utilisateur</text:p>
          </table:table-cell>
          <table:table-cell table:style-name="Tableau1.C2" office:value-type="string">
            <text:p text:style-name="Table_20_Contents"/>
          </table:table-cell>
        </table:table-row>
        <table:table-row>
          <table:table-cell table:style-name="Tableau1.A2" office:value-type="string">
            <text:p text:style-name="P12">Supprime</text:p>
          </table:table-cell>
          <table:table-cell table:style-name="Tableau1.A2" office:value-type="string">
            <text:p text:style-name="P12">Supprime un utilisateur</text:p>
          </table:table-cell>
          <table:table-cell table:style-name="Tableau1.C2" office:value-type="string">
            <text:p text:style-name="Table_20_Contents"/>
          </table:table-cell>
        </table:table-row>
        <table:table-row>
          <table:table-cell table:style-name="Tableau1.A2" office:value-type="string">
            <text:p text:style-name="P12">getListe</text:p>
          </table:table-cell>
          <table:table-cell table:style-name="Tableau1.A2" office:value-type="string">
            <text:p text:style-name="P12">Retourne la liste des utilisateurs</text:p>
          </table:table-cell>
          <table:table-cell table:style-name="Tableau1.C2" office:value-type="string">
            <text:p text:style-name="Table_20_Contents"/>
          </table:table-cell>
        </table:table-row>
        <table:table-row>
          <table:table-cell table:style-name="Tableau1.A2" office:value-type="string">
            <text:p text:style-name="P12">isExiste</text:p>
          </table:table-cell>
          <table:table-cell table:style-name="Tableau1.A2" office:value-type="string">
            <text:p text:style-name="P12">Renvoie l’existence d’un utilisateur via son identifiant</text:p>
          </table:table-cell>
          <table:table-cell table:style-name="Tableau1.C2" office:value-type="string">
            <text:p text:style-name="Table_20_Contents"/>
          </table:table-cell>
        </table:table-row>
        <table:table-row>
          <table:table-cell table:style-name="Tableau1.A2" office:value-type="string">
            <text:p text:style-name="P12">verifieConnexion</text:p>
          </table:table-cell>
          <table:table-cell table:style-name="Tableau1.A2" office:value-type="string">
            <text:p text:style-name="P12">Controle la saisie identifiant / Mot de passe et met en cache de session le user si OK</text:p>
          </table:table-cell>
          <table:table-cell table:style-name="Tableau1.C2" office:value-type="string">
            <text:p text:style-name="Table_20_Contents"/>
          </table:table-cell>
        </table:table-row>
        <table:table-row>
          <table:table-cell table:style-name="Tableau1.A2" office:value-type="string">
            <text:p text:style-name="P12">getUser</text:p>
          </table:table-cell>
          <table:table-cell table:style-name="Tableau1.A2" office:value-type="string">
            <text:p text:style-name="P12">Renvoi l’utilisateur connecté au sens de l’array en BDD</text:p>
          </table:table-cell>
          <table:table-cell table:style-name="Tableau1.C2" office:value-type="string">
            <text:p text:style-name="Table_20_Contents"/>
          </table:table-cell>
        </table:table-row>
        <table:table-row>
          <table:table-cell table:style-name="Tableau1.A2" office:value-type="string">
            <text:p text:style-name="P12">getTypeUser</text:p>
          </table:table-cell>
          <table:table-cell table:style-name="Tableau1.A2" office:value-type="string">
            <text:p text:style-name="P12">Renvoi le type d’utilisateur (A Admin, E Employéé….)</text:p>
          </table:table-cell>
          <table:table-cell table:style-name="Tableau1.C2" office:value-type="string">
            <text:p text:style-name="Table_20_Contents"/>
          </table:table-cell>
        </table:table-row>
        <table:table-row>
          <table:table-cell table:style-name="Tableau1.A2" office:value-type="string">
            <text:p text:style-name="P12">isAdmin</text:p>
          </table:table-cell>
          <table:table-cell table:style-name="Tableau1.A2" office:value-type="string">
            <text:p text:style-name="P12">Renvoi si l’utilisateur connecté est admin ou pas</text:p>
          </table:table-cell>
          <table:table-cell table:style-name="Tableau1.C2" office:value-type="string">
            <text:p text:style-name="Table_20_Contents"/>
          </table:table-cell>
        </table:table-row>
      </table:table>
      <text:p text:style-name="P8"/>
      <text:p text:style-name="P9">2 fonctions privé ont aussi été crée pour gérer la notion de sécurisation du mot de passe en base de donnée via <text:span text:style-name="T2">SHA1</text:span>.</text:p>
      <text:p text:style-name="P9"/>
      <text:p text:style-name="P9"/>
      <text:p text:style-name="P3"/>
      <text:p text:style-name="P11">Manuel d’utilisateurs</text:p>
      <text:p text:style-name="P10"/>
      <text:p text:style-name="P3"/>
      <text:p text:style-name="P10">Home page du site :</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9T10:27:56.272000000</meta:creation-date>
    <meta:generator>LibreOffice/7.6.2.1$Windows_X86_64 LibreOffice_project/56f7684011345957bbf33a7ee678afaf4d2ba333</meta:generator>
    <dc:date>2023-10-29T12:29:37.676000000</dc:date>
    <meta:editing-duration>PT2H1M38S</meta:editing-duration>
    <meta:editing-cycles>10</meta:editing-cycles>
    <meta:document-statistic meta:table-count="1" meta:image-count="0" meta:object-count="0" meta:page-count="3" meta:paragraph-count="64" meta:word-count="646" meta:character-count="3924" meta:non-whitespace-character-count="3315"/>
  </office:meta>
</office:document-meta>
</file>